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119" officeooo:paragraph-rsid="00159119"/>
    </style:style>
    <style:style style:name="P2" style:family="paragraph" style:parent-style-name="Standard">
      <style:text-properties officeooo:rsid="001679aa" officeooo:paragraph-rsid="001679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79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679aa"/>
    </style:style>
    <style:style style:name="T5" style:family="text">
      <style:text-properties style:font-name="Calibri" fo:font-style="normal" officeooo:rsid="001679aa" style:font-name-asian="Calibri" style:font-style-asian="normal" style:font-name-complex="Calibri" style:font-style-complex="normal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officeooo:rsid="00173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text:tab/><text:tab/><text:tab/><text:tab/><text:tab/>NAME:______________________________________ </text:p>
      <text:p text:style-name="P1">Chap. 8 quiz </text:p>
      <text:p text:style-name="P1"/>
      <text:p text:style-name="P1">1. <text:span text:style-name="T7">Defining appropriate predicates and constants, e</text:span>xpress the sentence “<text:span text:style-name="T4">Justin Timberlake did not write </text:span><text:span text:style-name="T2">Rhapsody in Blue</text:span>” using first-order logic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ssuming predicates <text:span text:style-name="T1">Parent(p, q)</text:span><text:span text:style-name="T3">, </text:span><text:span text:style-name="T1">Female(p)</text:span><text:span text:style-name="T3">, and constant </text:span><text:span text:style-name="T1">Joan</text:span><text:span text:style-name="T3">, with the obvious meanings, and the abbreviation </text:span><text:span text:style-name="T5">ⴺ</text:span><text:span text:style-name="T6">1</text:span><text:span text:style-name="T3"> to express “there exists exactly one”, express each of the following using first-order logic.</text:span></text:p>
      <text:p text:style-name="P1"><text:span text:style-name="T3"/></text:p>
      <text:p text:style-name="P2"><text:span text:style-name="T3">a. Joan has a daughter (possibly more than one, possibly sons as well)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b. Joan has exactly one daughter (but may have sons as well).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c. Joan has exactly one child, a daughter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03:05.638000000</meta:creation-date>
    <dc:date>2017-01-06T20:52:47.945000000</dc:date>
    <meta:editing-duration>PT3H18M49S</meta:editing-duration>
    <meta:editing-cycles>1</meta:editing-cycles>
    <meta:document-statistic meta:table-count="0" meta:image-count="0" meta:object-count="0" meta:page-count="1" meta:paragraph-count="7" meta:word-count="90" meta:character-count="601" meta:non-whitespace-character-count="510"/>
    <meta:generator>LibreOffice/5.2.3.3$Windows_x86 LibreOffice_project/d54a8868f08a7b39642414cf2c8ef2f228f780cf</meta:generator>
  </office:meta>
</office:document-meta>
</file>